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Print odd numbers in an array</text:p>
      <text:p text:style-name="Standard">const printOddNumbers = arr =&gt; arr.filter(num =&gt; num % 2 !== 0);</text:p>
      <text:p text:style-name="Standard">console.log(printOddNumbers([1, 2, 3, 4, 5, 6, 7, 8, 9]));</text:p>
      <text:p text:style-name="Standard"/>
      <text:p text:style-name="Standard">2. Convert all the strings to title caps in a string array</text:p>
      <text:p text:style-name="Standard">const toTitleCaps = arr =&gt; arr.map(str =&gt; str.charAt(0).toUpperCase() + str.slice(1).toLowerCase());</text:p>
      <text:p text:style-name="Standard">console.log(toTitleCaps(['hello', 'world', 'javascript', 'functions']));</text:p>
      <text:p text:style-name="Standard"/>
      <text:p text:style-name="Standard">3. Sum of all numbers in an array</text:p>
      <text:p text:style-name="Standard">const sumOfNumbers = arr =&gt; arr.reduce((acc, num) =&gt; acc + num, 0);</text:p>
      <text:p text:style-name="Standard">console.log(sumOfNumbers([1, 2, 3, 4, 5]));</text:p>
      <text:p text:style-name="Standard"/>
      <text:p text:style-name="Standard">4. Return all the prime numbers in an array</text:p>
      <text:p text:style-name="Standard">const getPrimeNumbers = arr =&gt; {</text:p>
      <text:p text:style-name="Standard"><text:s text:c="4"/>const isPrime = num =&gt; {</text:p>
      <text:p text:style-name="Standard"><text:s text:c="8"/>for (let i = 2; i &lt;= Math.sqrt(num); i++) {</text:p>
      <text:p text:style-name="Standard"><text:s text:c="12"/>if (num % i === 0) return false;</text:p>
      <text:p text:style-name="Standard"><text:s text:c="8"/>}</text:p>
      <text:p text:style-name="Standard"><text:s text:c="8"/>return num &gt; 1;</text:p>
      <text:p text:style-name="Standard"><text:s text:c="4"/>};</text:p>
      <text:p text:style-name="Standard"><text:s text:c="4"/>return arr.filter(isPrime);</text:p>
      <text:p text:style-name="Standard">};</text:p>
      <text:p text:style-name="Standard">console.log(getPrimeNumbers([1, 2, 3, 4, 5, 6, 7, 8, 9, 10, 11]));</text:p>
      <text:p text:style-name="Standard"/>
      <text:p text:style-name="Standard">5. Return all the palindromes in an array</text:p>
      <text:p text:style-name="Standard">const getPalindromes = arr =&gt; {</text:p>
      <text:p text:style-name="Standard"><text:s text:c="4"/>const isPalindrome = str =&gt; str === str.split('').reverse().join('');</text:p>
      <text:p text:style-name="Standard"><text:s text:c="4"/>return arr.filter(isPalindrome);</text:p>
      <text:p text:style-name="Standard">};</text:p>
      <text:p text:style-name="Standard">console.log(getPalindromes(['racecar', 'hello', 'level', 'world', 'madam'])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9:11:03.297865886</meta:creation-date>
    <dc:date>2024-08-01T19:15:34.942875220</dc:date>
    <meta:editing-duration>PT4M33S</meta:editing-duration>
    <meta:editing-cycles>1</meta:editing-cycles>
    <meta:document-statistic meta:table-count="0" meta:image-count="0" meta:object-count="0" meta:page-count="1" meta:paragraph-count="26" meta:word-count="168" meta:character-count="1122" meta:non-whitespace-character-count="924"/>
    <meta:generator>LibreOffice/7.3.7.2$Linux_X86_64 LibreOffice_project/30$Build-2</meta:generator>
  </office:meta>
</office:document-meta>
</file>